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fo:font-style="italic" style:font-style-asian="italic" style:font-style-complex="italic"/>
    </style:style>
    <style:style style:name="P5" style:family="paragraph" style:parent-style-name="Standard">
      <style:paragraph-properties fo:margin-top="0cm" fo:margin-bottom="0cm" loext:contextual-spacing="false"/>
      <style:text-properties fo:font-size="10pt" fo:font-style="italic" style:font-size-asian="10pt" style:font-style-asian="italic" style:font-size-complex="10pt" style:font-style-complex="italic"/>
    </style:style>
    <style:style style:name="P6" style:family="paragraph" style:parent-style-name="Standard">
      <style:paragraph-properties fo:margin-top="0cm" fo:margin-bottom="0cm" loext:contextual-spacing="false"/>
      <style:text-properties fo:font-style="normal" officeooo:rsid="0010f819" officeooo:paragraph-rsid="0010f819" style:font-style-asian="normal" style:font-style-complex="normal"/>
    </style:style>
    <style:style style:name="P7" style:family="paragraph" style:parent-style-name="Standard">
      <style:paragraph-properties fo:margin-top="0cm" fo:margin-bottom="0cm" loext:contextual-spacing="false"/>
      <style:text-properties fo:font-size="11pt" fo:font-style="italic" officeooo:rsid="0067c923" officeooo:paragraph-rsid="0067c923" style:font-size-asian="9.60000038146973pt" style:font-style-asian="italic" style:font-size-complex="11pt" style:font-style-complex="italic"/>
    </style:style>
    <style:style style:name="P8" style:family="paragraph" style:parent-style-name="Standard">
      <style:paragraph-properties fo:margin-top="0cm" fo:margin-bottom="0cm" loext:contextual-spacing="false"/>
      <style:text-properties officeooo:rsid="000ad8b3" officeooo:paragraph-rsid="000ad8b3"/>
    </style:style>
    <style:style style:name="P9" style:family="paragraph" style:parent-style-name="Standard">
      <style:paragraph-properties fo:margin-top="0cm" fo:margin-bottom="0cm" loext:contextual-spacing="false"/>
      <style:text-properties officeooo:rsid="003b4438" officeooo:paragraph-rsid="003b4438"/>
    </style:style>
    <style:style style:name="P10"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style>
    <style:style style:name="P11" style:family="paragraph">
      <loext:graphic-properties draw:fill="solid" draw:fill-color="#a0a0a0"/>
      <style:paragraph-properties fo:text-align="center"/>
    </style:style>
    <style:style style:name="T1" style:family="text">
      <style:text-properties fo:font-weight="bold" officeooo:rsid="0003b6b4"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officeooo:rsid="00689128" style:font-style-asian="normal" style:font-style-complex="normal"/>
    </style:style>
    <style:style style:name="T4" style:family="text">
      <style:text-properties fo:font-style="normal" officeooo:rsid="006a46d8" style:font-style-asian="normal" style:font-style-complex="normal"/>
    </style:style>
    <style:style style:name="T5" style:family="text">
      <style:text-properties fo:font-style="normal" officeooo:rsid="006bed87" style:font-style-asian="normal" style:font-style-complex="normal"/>
    </style:style>
    <style:style style:name="T6" style:family="text">
      <style:text-properties fo:font-style="normal" officeooo:rsid="006d10d4" style:font-style-asian="normal" style:font-style-complex="normal"/>
    </style:style>
    <style:style style:name="T7" style:family="text">
      <style:text-properties fo:font-style="normal" officeooo:rsid="006e3702" style:font-style-asian="normal" style:font-style-complex="normal"/>
    </style:style>
    <style:style style:name="T8" style:family="text">
      <style:text-properties fo:font-style="normal" officeooo:rsid="006f4e0a" style:font-style-asian="normal" style:font-style-complex="normal"/>
    </style:style>
    <style:style style:name="T9" style:family="text">
      <style:text-properties fo:font-style="normal" officeooo:rsid="007196be" style:font-style-asian="normal" style:font-style-complex="normal"/>
    </style:style>
    <style:style style:name="T10" style:family="text">
      <style:text-properties fo:font-style="normal" officeooo:rsid="007398bf" style:font-style-asian="normal" style:font-style-complex="normal"/>
    </style:style>
    <style:style style:name="T11" style:family="text">
      <style:text-properties fo:font-style="normal" officeooo:rsid="0074c4b2" style:font-style-asian="normal" style:font-style-complex="normal"/>
    </style:style>
    <style:style style:name="T12" style:family="text">
      <style:text-properties fo:font-style="normal" officeooo:rsid="007942d2" style:font-style-asian="normal" style:font-style-complex="normal"/>
    </style:style>
    <style:style style:name="T13" style:family="text">
      <style:text-properties fo:font-style="normal" officeooo:rsid="007b2a48" style:font-style-asian="normal" style:font-style-complex="normal"/>
    </style:style>
    <style:style style:name="T14" style:family="text">
      <style:text-properties fo:font-style="normal" officeooo:rsid="007d2138" style:font-style-asian="normal" style:font-style-complex="normal"/>
    </style:style>
    <style:style style:name="T15" style:family="text">
      <style:text-properties fo:font-style="normal" officeooo:rsid="007e12da" style:font-style-asian="normal" style:font-style-complex="normal"/>
    </style:style>
    <style:style style:name="T16" style:family="text">
      <style:text-properties fo:font-style="normal" officeooo:rsid="007f0081" style:font-style-asian="normal" style:font-style-complex="normal"/>
    </style:style>
    <style:style style:name="T17" style:family="text">
      <style:text-properties fo:font-style="normal" officeooo:rsid="007f2ede" style:font-style-asian="normal" style:font-style-complex="normal"/>
    </style:style>
    <style:style style:name="T18" style:family="text">
      <style:text-properties fo:font-style="normal" officeooo:rsid="007f9379" style:font-style-asian="normal" style:font-style-complex="normal"/>
    </style:style>
    <style:style style:name="T19" style:family="text">
      <style:text-properties fo:font-style="normal" officeooo:rsid="007fb2d2" style:font-style-asian="normal" style:font-style-complex="normal"/>
    </style:style>
    <style:style style:name="T20" style:family="text">
      <style:text-properties fo:font-style="normal" officeooo:rsid="0080e576" style:font-style-asian="normal" style:font-style-complex="normal"/>
    </style:style>
    <style:style style:name="T21" style:family="text">
      <style:text-properties fo:font-style="normal" officeooo:rsid="0082a9f8" style:font-style-asian="normal" style:font-style-complex="normal"/>
    </style:style>
    <style:style style:name="T22" style:family="text">
      <style:text-properties fo:font-style="normal" officeooo:rsid="0082cdb1" style:font-style-asian="normal" style:font-style-complex="normal"/>
    </style:style>
    <style:style style:name="T23" style:family="text">
      <style:text-properties officeooo:rsid="000bc445"/>
    </style:style>
    <style:style style:name="T24" style:family="text">
      <style:text-properties officeooo:rsid="001122cb"/>
    </style:style>
    <style:style style:name="T25" style:family="text">
      <style:text-properties officeooo:rsid="003c30c8"/>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DSCI736 - FINAL REFLECTION</text:p>
      <text:p text:style-name="P10">STUDENT NAME: <text:span text:style-name="T1">Kieran Deane-Alder</text:span></text:p>
      <text:p text:style-name="P1"/>
      <text:p text:style-name="P5"><draw:rect text:anchor-type="as-char" svg:y="0cm" draw:z-index="0" draw:style-name="gr1" draw:text-style-name="P11" svg:width="0.003cm" svg:height="0.054cm"><text:p/></draw:rect>Look back at your journey on this course. Has your perspective about what ‘good practice’ in digital research looks like changed? If so, how; if not, why not?</text:p>
      <text:p text:style-name="P1"/>
      <text:p text:style-name="P8">My perspective on good practice in digital research has definitely changed. <text:span text:style-name="T23">Before entering this course I was certainly convinced of the strengths of open research and digital methods of collaboration. However, being involved in the challenges that are posed by actually upholding these principles during my project has given me a new perspective both on how valuable they are, and how much they depend on good use of the technology. For example, it’s impossible to have open data access without a reliable medium for making that data accessible. Doing this myself with Git, and describing each commit I made, gave me a sense of responsibility and accountability over my own work, and I think that philosophy is a part of good practice I hadn’t really considered before.</text:span></text:p>
      <text:p text:style-name="P1"/>
      <text:p text:style-name="P5">The course encourages collaboration through peer-learning. Have your attitute towards peer-learning changed? <text:s/>If so, how; if not, why not?</text:p>
      <text:p text:style-name="P4"/>
      <text:p text:style-name="P6">I was initially skeptical <text:span text:style-name="T24">of the peer-learning component because my experience with this in other courses has been quite mixed. However, I found the peer-learning in MedSci736 to be quite enriching. <text:s/>Getting everyone on-board with Slack and Git made it easy to keep in touch with people and access their work – these hurdles were usually the source of the issues I have had in other courses. The feedback offered by my peers was uniformly helpful. The process of offering constructive feedback on others’ work also let me The small class size and longer class time also encouraged collaboration and discussion with other students and I greatly enjoyed getting to know my peers and working together on challenges both within the project and the course. In the end, I consider the peer-learning to be of great value and a very successful component of MedSci736.</text:span></text:p>
      <text:p text:style-name="P1"/>
      <text:p text:style-name="P5">The course purposely has flexible deadlines. How have you found having to ‘self-manage’ your commitments and responsibilities? </text:p>
      <text:p text:style-name="P1"/>
      <text:p text:style-name="P9">This <text:span text:style-name="T25">section is interesting for me to answer as I had completed most of my project prior to the management component (with the flexible deadlines). So on the one hand, I feel I successfully managed my time and workload much earlier in the course to make significant progress independently, and I appreciated the freedom to do this. This was helped along greatly by my supervisors, who were very good about helping me set realistic goals and encouraging my developing skills with the R language. However, in the last week of the course I was away sick and had scheduled several deadlines for that week. This was due to trying to space deadlines out to fill the project management milestones in a reasonable fashion for grading. It later became apparent to me that this was perhaps poor deadlining, and furthermore my handling of rescheduling these milestones was far from ideal. That was definitely an object lesson on self-management and the necessity of effective communication within a group research setting.</text:span></text:p>
      <text:p text:style-name="P5"/>
      <text:p text:style-name="P5">What is/are the main learning(s) that you will carry with you after the course ends? </text:p>
      <text:p text:style-name="P5"><text:span text:style-name="T2"/></text:p>
      <text:p text:style-name="P7"><text:span text:style-name="T2">The skills I have gained with Git and R </text:span><text:span text:style-name="T3">will definitely prove invaluable to me </text:span><text:span text:style-name="T20">no matter what area of research or industry I move on to</text:span><text:span text:style-name="T3">. </text:span><text:span text:style-name="T4">Beyond that, </text:span><text:span text:style-name="T5">having Sanjid as my mentor </text:span><text:span text:style-name="T6">(as well as the collaborative learning described above) </text:span><text:span text:style-name="T7">has </text:span><text:span text:style-name="T8">really taught me the value of good communication. </text:span><text:span text:style-name="T21">Sanjid’s</text:span><text:span text:style-name="T9"> insights, </text:span><text:span text:style-name="T22">as a computer scientist,</text:span><text:span text:style-name="T9"> into </text:span><text:span text:style-name="T10">how one can think about breaking down code and accomplishing </text:span><text:span text:style-name="T11">objectives with software </text:span><text:span text:style-name="T12">have helped develop </text:span><text:span text:style-name="T13">my approach </text:span><text:span text:style-name="T14">to refactoring and testing software, </text:span><text:span text:style-name="T15">which were learnings </text:span><text:span text:style-name="T16">I lacked prior to the course. </text:span><text:span text:style-name="T17">In all I feel I have progressed professionally and personally </text:span><text:span text:style-name="T18">from my involvement </text:span><text:span text:style-name="T19">in this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93cm" fo:margin-bottom="0.984cm" fo:margin-left="1.799cm" fo:margin-right="1.704cm" fo:background-color="#ffffff"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27T13:15:12.170922318</dc:date>
    <meta:editing-duration>PT2H26M7S</meta:editing-duration>
    <meta:editing-cycles>133</meta:editing-cycles>
    <meta:document-statistic meta:table-count="0" meta:image-count="0" meta:object-count="0" meta:page-count="1" meta:paragraph-count="10" meta:word-count="631" meta:character-count="3847" meta:non-whitespace-character-count="3221"/>
  </office:meta>
</office:document-meta>
</file>